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09cm" style:rel-column-width="1139*"/>
    </style:style>
    <style:style style:name="Tabla1.B" style:family="table-column">
      <style:table-column-properties style:column-width="2.409cm" style:rel-column-width="1366*"/>
    </style:style>
    <style:style style:name="Tabla1.C" style:family="table-column">
      <style:table-column-properties style:column-width="3.187cm" style:rel-column-width="1807*"/>
    </style:style>
    <style:style style:name="Tabla1.D" style:family="table-column">
      <style:table-column-properties style:column-width="3.586cm" style:rel-column-width="203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4" style:family="table-row">
      <style:table-row-properties style:min-row-height="0.723cm"/>
    </style:style>
    <style:style style:name="Tabla1.A14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5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float" office:value="0">
            <text:p text:style-name="P3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9">Cliente:</text:p>
          </table:table-cell>
          <table:covered-table-cell/>
          <table:table-cell table:style-name="Tabla1.C2" table:number-columns-spanned="2" office:value-type="string">
            <text:p text:style-name="P8">NUTRI MASCOTAS E.I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9">Destino:</text:p>
          </table:table-cell>
          <table:covered-table-cell/>
          <table:table-cell table:style-name="Tabla1.C2" table:number-columns-spanned="2" office:value-type="string">
            <text:p text:style-name="P8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9">Consignatario 1:</text:p>
          </table:table-cell>
          <table:covered-table-cell/>
          <table:table-cell table:style-name="Tabla1.C2" table:number-columns-spanned="2" office:value-type="string">
            <text:p text:style-name="P8">RODRIGUEZ PEREZ, ANDERSO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9">Consignatario 2:</text:p>
          </table:table-cell>
          <table:covered-table-cell/>
          <table:table-cell table:style-name="Tabla1.C5" table:number-columns-spanned="2" office:value-type="string">
            <text:p text:style-name="P8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9">Total de Cajas:</text:p>
          </table:table-cell>
          <table:covered-table-cell/>
          <table:table-cell table:style-name="Tabla1.C5" table:number-columns-spanned="2" office:value-type="string">
            <text:p text:style-name="P11">2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POLLOS COBB:</text:p>
          </table:table-cell>
          <table:covered-table-cell/>
          <table:table-cell table:style-name="Tabla1.C5" table:number-columns-spanned="2" office:value-type="string">
            <text:p text:style-name="P8">2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:</text:p>
          </table:table-cell>
          <table:covered-table-cell/>
          <table:table-cell table:style-name="Tabla1.C5" table:number-columns-spanned="2" office:value-type="string">
            <text:p text:style-name="P8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:</text:p>
          </table:table-cell>
          <table:covered-table-cell/>
          <table:table-cell table:style-name="Tabla1.C5" table:number-columns-spanned="2" office:value-type="string">
            <text:p text:style-name="P8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:</text:p>
          </table:table-cell>
          <table:covered-table-cell/>
          <table:table-cell table:style-name="Tabla1.C5" table:number-columns-spanned="2" office:value-type="string">
            <text:p text:style-name="P8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:</text:p>
          </table:table-cell>
          <table:covered-table-cell/>
          <table:table-cell table:style-name="Tabla1.C5" table:number-columns-spanned="2" office:value-type="string">
            <text:p text:style-name="P8"/>
          </table:table-cell>
          <table:covered-table-cell/>
        </table:table-row>
        <table:table-row>
          <table:table-cell table:style-name="Tabla1.A12" office:value-type="float" office:value="0">
            <text:p text:style-name="P9">Linea Aérea:</text:p>
          </table:table-cell>
          <table:table-cell table:style-name="Tabla1.A12" office:value-type="float" office:value="0">
            <text:p text:style-name="P10">SKY</text:p>
          </table:table-cell>
          <table:table-cell table:style-name="Tabla1.C12" office:value-type="string">
            <text:p text:style-name="P9">Fecha de Envio:</text:p>
          </table:table-cell>
          <table:table-cell table:style-name="Tabla1.D12" office:value-type="string">
            <text:p text:style-name="P7">14/10/2021</text:p>
          </table:table-cell>
        </table:table-row>
        <table:table-row>
          <table:table-cell table:style-name="Tabla1.A5" office:value-type="float" office:value="0">
            <text:p text:style-name="P9">N° Vuelo:</text:p>
          </table:table-cell>
          <table:table-cell table:style-name="Tabla1.A5" office:value-type="float" office:value="0">
            <text:p text:style-name="P8">CARGUERO</text:p>
          </table:table-cell>
          <table:table-cell table:style-name="Tabla1.C13" office:value-type="string">
            <text:p text:style-name="P9">Hora Llegada:</text:p>
          </table:table-cell>
          <table:table-cell table:style-name="Tabla1.D13" office:value-type="string">
            <text:p text:style-name="P8">18:00</text:p>
          </table:table-cell>
        </table:table-row>
        <table:table-row table:style-name="Tabla1.14">
          <table:table-cell table:style-name="Tabla1.A14" table:number-columns-spanned="4" office:value-type="float" office:value="0">
            <text:p text:style-name="P4"/>
            <text:p text:style-name="P5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5" table:number-columns-spanned="4" office:value-type="float" office:value="0">
            <text:p text:style-name="P6">El <text:span text:style-name="T1">CLIENTE</text:span> deberá verificar su carga al momento de recoger en aerolínea, una vez firmado el acta de conformidad no habrá lugar a reclamo.</text:p>
            <text:p text:style-name="P6"/>
            <text:p text:style-name="P6"><text:span text:style-name="T1">GENETICA AVICOLA</text:span>: Queda fuera de responsabilidad de lo que pudiera ocurrir en el traslado de las aves bb vivas en la aerolínea.</text:p>
            <text:p text:style-name="P6"/>
            <text:p text:style-name="P6">Luego de haber leído los Terminos y Condiciones de Responsabilidad el <text:span text:style-name="T1">CLIENTE</text:span> renuncia a presentar reclamo a la empresa <text:span text:style-name="T1">GENETICA AVICOLA.</text:span></text:p>
          </table:table-cell>
          <table:covered-table-cell/>
          <table:covered-table-cell/>
          <table:covered-table-cell/>
        </table:table-row>
      </table:table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3.334cm" svg:y="0cm" svg:width="3.528cm" svg:height="0.942cm" draw:z-index="0"><draw:image xlink:href="Pictures/100002010000100B000005025D36B59A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3T23:09:41</dc:date>
    <meta:editing-duration>P10DT14H50M38S</meta:editing-duration>
    <meta:editing-cycles>17</meta:editing-cycles>
    <meta:generator>OpenOffice/4.1.10$Win32 OpenOffice.org_project/4110m2$Build-9807</meta:generator>
    <meta:document-statistic meta:table-count="1" meta:image-count="1" meta:object-count="0" meta:page-count="1" meta:paragraph-count="33" meta:word-count="113" meta:character-count="1052"/>
  </office:meta>
</office:document-meta>
</file>